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6.3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7mm" svg:height="90.05mm" svg:x="62.5mm" svg:y="16.2mm">
            <draw:object draw:notify-on-update-of-ranges="Hoja1.B1:Hoja1.B9 Hoja1.A1:Hoja1.A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style-name="ce1" office:value-type="float" office:value="3.31" calcext:value-type="float">
            <text:p>3,3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3.90333333333333" calcext:value-type="float">
            <text:p>3,9033333333333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3.98666666666667" calcext:value-type="float">
            <text:p>3,9866666666666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3.94" calcext:value-type="float">
            <text:p>3,9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4.07333333333333" calcext:value-type="float">
            <text:p>4,07333333333333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4.24333333333333" calcext:value-type="float">
            <text:p>4,2433333333333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4.21333333333333" calcext:value-type="float">
            <text:p>4,2133333333333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float" office:value="4.31" calcext:value-type="float">
            <text:p>4,3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4.20666666666667" calcext:value-type="float">
            <text:p>4,20666666666667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 table:number-rows-repeated="14">
          <table:table-cell table:number-columns-repeated="6"/>
        </table:table-row>
        <table:table-row table:style-name="ro2">
          <table:table-cell table:number-columns-repeated="5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7:39:03.942792255</meta:creation-date>
    <dc:date>2018-10-22T17:54:07.463795838</dc:date>
    <meta:editing-duration>PT1M23S</meta:editing-duration>
    <meta:editing-cycles>1</meta:editing-cycles>
    <meta:document-statistic meta:table-count="1" meta:cell-count="18" meta:object-count="1"/>
    <meta:generator>LibreOffice/6.0.6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0" chart:style-name="ch1">
        <chart:title svg:x="6.209cm" svg:y="0.316cm" chart:style-name="ch2">
          <text:p>Elapsed time plot</text:p>
        </chart:title>
        <chart:subtitle svg:x="6.447cm" svg:y="1.275cm" chart:style-name="ch3">
          <text:p>taskwait enalbled</text:p>
        </chart:subtitle>
        <chart:plot-area chart:style-name="ch4" table:cell-range-address="Hoja1.A1:Hoja1.B9" chart:data-source-has-labels="column" svg:x="1.33cm" svg:y="2.138cm" svg:width="14.349cm" svg:height="5.707cm">
          <chartooo:coordinate-region svg:x="2.057cm" svg:y="2.337cm" svg:width="13.435cm" svg:height="4.861cm"/>
          <chart:axis chart:dimension="x" chart:name="primary-x" chart:style-name="ch5">
            <chart:title svg:x="7.904cm" svg:y="8.025cm" chart:style-name="ch6">
              <text:p>threads</text:p>
            </chart:title>
          </chart:axis>
          <chart:axis chart:dimension="y" chart:name="primary-y" chart:style-name="ch5">
            <chart:title svg:x="0.451cm" svg:y="5.353cm" chart:style-name="ch7">
              <text:p>time</text:p>
            </chart:title>
            <chart:grid chart:style-name="ch8" chart:class="major"/>
          </chart:axis>
          <chart:series chart:style-name="ch9" chart:values-cell-range-address="Hoja1.A1:Hoja1.A9" chart:class="chart:scatter">
            <chart:domain table:cell-range-address="Hoja1.B1:Hoja1.B9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A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Hoja1.B1:Hoja1.B9</svg:desc>
                </draw:g>
              </table:table-cell>
              <table:table-cell office:value-type="float" office:value="3.31">
                <text:p>3.31</text:p>
                <draw:g>
                  <svg:desc>Hoja1.A1:Hoja1.A9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3.90333333333333">
                <text:p>3.90333333333333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3.98666666666667">
                <text:p>3.98666666666667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4.07333333333333">
                <text:p>4.07333333333333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4.24333333333333">
                <text:p>4.24333333333333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4.21333333333333">
                <text:p>4.21333333333333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4.20666666666667">
                <text:p>4.20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